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fo:text-align="center" style:justify-single-word="false"/>
      <style:text-properties fo:font-size="40pt" fo:language="sv" fo:country="SE" style:font-size-asian="40pt" style:font-size-complex="40pt"/>
    </style:style>
    <style:style style:name="P2" style:family="paragraph" style:parent-style-name="Heading_20_1">
      <style:paragraph-properties fo:line-height="150%"/>
      <style:text-properties fo:language="sv" fo:country="SE"/>
    </style:style>
    <style:style style:name="P3" style:family="paragraph" style:parent-style-name="Heading_20_1">
      <style:paragraph-properties fo:line-height="150%" fo:text-align="center" style:justify-single-word="false"/>
      <style:text-properties fo:language="sv" fo:country="SE"/>
    </style:style>
    <style:style style:name="P4" style:family="paragraph" style:parent-style-name="Text_20_body">
      <style:paragraph-properties fo:line-height="150%"/>
    </style:style>
    <style:style style:name="P5" style:family="paragraph" style:parent-style-name="Text_20_body">
      <style:paragraph-properties fo:line-height="150%"/>
      <style:text-properties fo:language="sv" fo:country="SE"/>
    </style:style>
    <style:style style:name="P6" style:family="paragraph" style:parent-style-name="Text_20_body">
      <style:paragraph-properties fo:line-height="150%" fo:text-align="start" style:justify-single-word="false"/>
      <style:text-properties fo:language="sv" fo:country="SE"/>
    </style:style>
    <style:style style:name="P7" style:family="paragraph" style:parent-style-name="Heading_20_2">
      <style:paragraph-properties fo:line-height="150%"/>
      <style:text-properties fo:language="sv" fo:country="SE"/>
    </style:style>
    <style:style style:name="T1" style:family="text">
      <style:text-properties fo:font-style="italic" style:font-style-asian="italic" style:font-style-complex="italic"/>
    </style:style>
    <style:style style:name="T2"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kt: God Öl</text:h>
      <text:h text:style-name="P3" text:outline-level="1">Individuellt mjukvaruutvecklingsprojekt 1DV430</text:h>
      <text:h text:style-name="P3" text:outline-level="1">Andreas Fridlund</text:h>
      <text:h text:style-name="P3" text:outline-level="1">Webbprogrammerare - VT 2014</text:h>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 text:outline-level="1"><text:soft-page-break/>Abstrakt beskrivning</text:h>
      <text:p text:style-name="P5">Detta är ett projekt i kursen <text:span text:style-name="T1">Individuellt mjukvaruutvecklingsprojekt</text:span> där jag under 10 veckor jobbat enligt SCRUM-metoden för att skapa en databasdriven webbapplikation som handlar om öl.</text:p>
      <text:p text:style-name="P5">Jag har jobbat med Programmeringsspråket Ruby och ramverket Rails 4, tillsammans med SQLite-databas under utvecklingen och Postgre-databas på skarp server. Presentationen görs med HTML och CSS.</text:p>
      <text:p text:style-name="P5">Applikationen tillåter användare att söka och filtrera i databasen efter öl och bryggerier på ett enkelt sätt och med mycket valmöjligheter. De kan också skapa användare för att logga öl i sina egna logg-bok och vara med och betygsätta öl på sid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 text:outline-level="2"><text:soft-page-break/>Inledning</text:h>
      <text:p text:style-name="P5">Applikationen är en databas-driven site med information om öl och bryggerier. Syftet är att man enkelt ska kunna leta upp öl man gillar för att få reda på mer information om dem, men även kunna leta upp nya öl man inte kände till tidigare. De lite mer inbitna besökarna kan skapa ett eget användarkonto för att få tillgång till en egen loggbok där de kan betygsätta och utvärdera öl de smakat. Målet är att applikationen i framtiden har växt till en levande webbplats där bryggerier administrerar sin egen information och användarna tillför statistik, utlåtanden och omdömen.</text:p>
      <text:p text:style-name="P5">Jag har arbetat iterativt med SCRUM-metoden, börjat varje vecka med att planera hela veckans jobb och uppskatta tidsåtgången på de arbetsmomenten. Under veckans gång har jag rapporterat hur mycket tid som spenderats på de olika momenten för att sedan i slutet på veckan summera hur veckans arbete varit. Försökte mig även på att arbeta testdrivet under en period i början men lade det åt sidan efter några veckor då det tog upp för mycket tid.</text:p>
      <text:p text:style-name="P5">Jag valde att göra applikationen med programmeringsspråket Ruby och ramverket Rails 4. Jag har under en längre tid velat prova dessa språken för jag har hört mycket gott om dem och för att de har blivit väldigt populära under senare år. Under utvecklingstiden har jag använt mig av SQLite som databas, HTML och CSS(SASS) för presentation.</text:p>
      <text:h text:style-name="P7" text:outline-level="2">Positiva erfarenheter</text:h>
      <text:p text:style-name="P5">Den bästa erfarenheten är helt klart erfarenheten jag fått av att jobba med Ruby och Rails. Jag väljer ordet erfarenhet för jag vill inte alls påstå att jag lärt språken, för det känns fortfarande som det finns extremt mycket att lära sig. Vilket jag har blivit sugen på att göra, det är ytterligare ett positivt resultat av projektet.</text:p>
      <text:p text:style-name="P5">Att arbeta testdrivet, trots att det inte gick bra bör mig just denna gången ser jag som något positivt. Nytt språk, med ett ramverk i en helt ny okänd utvecklingsmiljö var fullt tillräckligt att försöka ta åt sig. Att försöka arbeta testdrivet ovanpå det visade sig vara för mycket men jag fick smaka lite på det och jag gillar konceptet. Så det är också något jag kommer sträva efter att göra ”nästa gång”.</text:p>
      <text:p text:style-name="P5"/>
      <text:p text:style-name="P5"/>
      <text:p text:style-name="P5"/>
      <text:p text:style-name="P5"/>
      <text:p text:style-name="P5"/>
      <text:h text:style-name="P7" text:outline-level="2"><text:soft-page-break/>Negativa erfarenheter</text:h>
      <text:p text:style-name="P4"><text:span text:style-name="T2">De mesta negativa erfarenheterna kommer från min egen förmåga att bli handlingsförlamad. När det finns för mycket att ta tag i att göra så snöar jag iväg på annat och håller mig inte till planen. Motivationen har varierat mycket under veckorna, och när det är lite motgångar är det lätt att man inte presterar.</text:span></text:p>
      <text:p text:style-name="P4"><text:span text:style-name="T2">Jag har nu i efterhand insett att mina iterationsplaner vart dåliga och alldeles för abstrakta. Jag skulle ha delat upp momenten i mindre och mer konkreta arbetsuppgifter. När de är för breda och ospecifika snurrar man alltid iväg på annat samt att det blir omöjligt att bocka av något som klart och färdigt.</text:span></text:p>
      <text:p text:style-name="P4"><text:span text:style-name="T2">Det har varit svårt med nytt språk, tillsammans med ett ramverk i en helt ny utvecklingsmiljö. Det är mycket som krånglat och varit jobbigt. Att ha ett ramverk som gör mycket åt dig kan vara jätteskönt, men om man gör något minsta lilla fel eller tänker fel går allt åt skogen och det kan vara svårt att förstå varför. Dessutom blir det svårt att arbeta då du ska hitta en funktion i ramverket som gör det du vill, inte skriva funktionen själv. Sådant löser sig med tiden och när man skaffat erfarenhet, men det känns som en jäkla hög inlärningskurva.</text:span></text:p>
      <text:h text:style-name="P7" text:outline-level="2">Sammanfattning</text:h>
      <text:p text:style-name="P4"><text:span text:style-name="T2">Jag är väldigt själv-kritisk, blir aldrig nöjd och känner alltid att jag kan göra något bättre. Att få något att fungera är inte tillräckligt för mig, det ska lösas bra, på bästa sätt eller på ”rätt” sätt. När man är helt färsk på något kan man inte lösa det på det bästa sättet, för att man helt enkelt inte ens kan föreställa sig vad det skulle vara. Detta har irriterat mig mycket under projektet, jag har många års erfarenhet av PHP och där känner jag att jag har bra koll och vet hur man ”ska” och ”bör” göra. Med Rails har det ständigt vart ett osäkert, skakigt steg framåt i taget för att sedan hålla tummarna och hoppas.</text:span></text:p>
      <text:p text:style-name="P4"><text:span text:style-name="T2">Nu när det är slut har jag dock insett detta, jag måste förstå att jag är ny och inte kan göra det perfekt första gången. Det får vara ”fel” och bara fungera denna gången, för nästa gång kan jag göra det bättre istället.</text:span></text:p>
      <text:p text:style-name="P4"><text:span text:style-name="T2">Allt som allt är jag nöjd, jag har lärt mig tillräckligt för att få ihop en tämligen komplex hemsida, med login och sessionshantering, admin-system och användarnivåer, sökbar databas. Allt detta och mycket mer med ett språk och ramverk jag aldrig använt innan. Mina ögon har öppnats och jag ser möjligheterna inför version tv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v" fo:country="S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2M53S</meta:editing-duration>
    <meta:editing-cycles>4</meta:editing-cycles>
    <meta:generator>OpenOffice/4.0.1$Win32 OpenOffice.org_project/401m5$Build-9714</meta:generator>
    <dc:date>2014-06-05T18:52:27.84</dc:date>
    <meta:document-statistic meta:table-count="0" meta:image-count="0" meta:object-count="0" meta:page-count="4" meta:paragraph-count="23" meta:word-count="893" meta:character-count="5260"/>
    <meta:user-defined meta:name="Info 1"/>
    <meta:user-defined meta:name="Info 2"/>
    <meta:user-defined meta:name="Info 3"/>
    <meta:user-defined meta:name="Info 4"/>
  </office:meta>
</office:document-meta>
</file>